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Method.LabelMethod( String uri , LabelInfo labe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Method.LabelMethod( String uri , String label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Method.LabelMethod( String uri , String label , int type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